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f4f33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306310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322629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322629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T27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3"><text:placeholder text:placeholder-type="text">&lt;choose&gt;</text:placeholder></text:p>
            <text:p text:style-name="P63"><text:placeholder text:placeholder-type="text">&lt;when test="o.partner_id.parent_id"&gt;</text:placeholder></text:p>
            <text:p text:style-name="P63"><text:placeholder text:placeholder-type="text">&lt;o.partner_id.parent_id.name&gt;</text:placeholder></text:p>
            <text:p text:style-name="P64"><text:placeholder text:placeholder-type="text">&lt;o.partner_id.parent_id.street&gt;</text:placeholder></text:p>
            <text:p text:style-name="P65"><text:span text:style-name="T8"><text:placeholder text:placeholder-type="text">&lt;o.partner_id.parent_id.zip&gt;</text:placeholder></text:span><text:span text:style-name="T8"> - </text:span><text:span text:style-name="T8"><text:placeholder text:placeholder-type="text">&lt;o.partner_id.parent_id.city&gt;</text:placeholder></text:span><text:span text:style-name="T8"> - </text:span><text:span text:style-name="T9">(</text:span><text:span text:style-name="T8"><text:placeholder text:placeholder-type="text">&lt;o.partner_id.parent_id.state_id.code&gt;</text:placeholder></text:span><text:span text:style-name="T9">)</text:span></text:p>
            <text:p text:style-name="P64"><text:placeholder text:placeholder-type="text">&lt;/when&gt;</text:placeholder></text:p>
            <text:p text:style-name="P64"><text:placeholder text:placeholder-type="text">&lt;otherwise&gt;</text:placeholder></text:p>
            <text:p text:style-name="P62"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6"><text:placeholder text:placeholder-type="text">&lt;o.partner_id.country_id.name or ''&gt;</text:placeholder></text:p>
            <text:p text:style-name="P66"><text:span text:style-name="T27"><text:placeholder text:placeholder-type="text">&lt;/otherwise&gt;</text:placeholder></text:span></text:p>
            <text:p text:style-name="P67"><text:span text:style-name="T27"><text:placeholder text:placeholder-type="text">&lt;/choose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text:soft-page-break/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5"><text:placeholder text:placeholder-type="text">&lt;if test="line.quantity != 0.00"&gt;</text:placeholder><text:soft-page-break/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<text:soft-page-break/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oft-page-break/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text:soft-page-break/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<text:soft-page-break/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7:45:13.730000000</dc:date>
    <meta:editing-duration>P1DT9H46M14S</meta:editing-duration>
    <meta:editing-cycles>219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95" meta:word-count="374" meta:character-count="3475" meta:non-whitespace-character-count="3191"/>
  </office:meta>
</office:document-meta>
</file>